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2.6260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085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909995180054947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2.7836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096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799399360567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2.5808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096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72707076185985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2.7910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096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29292492006431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4.0754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101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5304004057307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30.99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527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308122757204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3.1277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096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6685081021593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5.96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29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49660054813141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498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087.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27966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3.8760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102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971604053346771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123.84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44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4946694039301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454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318.79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11659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864.89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37532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9.4559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168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652737701882304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713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546.48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53030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461.1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12491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0876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7714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30.0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512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1792818609897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4111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9804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2417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1567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024.8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79120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65939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123.55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13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973552841802011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312.4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13053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2929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002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3737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6466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4898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851.2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4090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